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4f5" officeooo:paragraph-rsid="0000d4f5"/>
    </style:style>
    <style:style style:name="P2" style:family="paragraph" style:parent-style-name="Standard">
      <style:text-properties fo:font-weight="bold" officeooo:rsid="0000d4f5" officeooo:paragraph-rsid="0000d4f5" style:font-weight-asian="bold" style:font-weight-complex="bold"/>
    </style:style>
    <style:style style:name="P3" style:family="paragraph" style:parent-style-name="Standard">
      <style:text-properties fo:font-weight="bold" officeooo:rsid="0002ec38" officeooo:paragraph-rsid="0002ec38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hor: Patrick Kyoyetera</text:p>
      <text:p text:style-name="P1"/>
      <text:p text:style-name="P1">Project Report</text:p>
      <text:p text:style-name="P1"/>
      <text:p text:style-name="P1"/>
      <text:p text:style-name="P2">DESCRIPTION</text:p>
      <text:p text:style-name="P1">This project will demonstrate features required for the Computer Graphics final project. </text:p>
      <text:p text:style-name="P1"/>
      <text:p text:style-name="P2">PROGRESS:</text:p>
      <text:p text:style-name="P1">This week, I undid all the work I had done with webgl, as I found it rather hard to get around with the time we have left. I therefore stashed all my previous progress and restarted the project using three.js library to assist with shapes and transformations.</text:p>
      <text:p text:style-name="P1"/>
      <text:p text:style-name="P1">I’ve only been able to implement the front orthographic and side orthographic views using three.js’ orthographic camera. Although, I’ve had a bit of trouble displaying the side orthographic view without having to refresh the page. </text:p>
      <text:p text:style-name="P1"/>
      <text:p text:style-name="P3">PIPELINE:</text:p>
      <text:p text:style-name="P3"><text:span text:style-name="T1"/></text:p>
      <text:p text:style-name="P3"><text:span text:style-name="T1">In the forthcoming weeks, I’ll implement the cameras and other views. In addition, I’ll implement the shear/scale/rotate functionality, as I believe I;ve had some time to get familiar with the three.js library’s func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3:41:46.943155674</meta:creation-date>
    <dc:date>2018-04-11T23:48:06.475288765</dc:date>
    <meta:editing-duration>PT6M20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9" meta:word-count="135" meta:character-count="869" meta:non-whitespace-character-count="741"/>
  </office:meta>
</office:document-meta>
</file>